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424242" loext:opacity="100%" style:font-name="Courier New" fo:background-color="transparent" style:font-name-asian="Courier New2" style:font-name-complex="Courier New2"/>
    </style:style>
    <style:style style:name="P3" style:family="paragraph" style:parent-style-name="Standard">
      <style:paragraph-properties fo:margin-left="0cm" fo:margin-right="0cm" fo:text-indent="0cm" style:auto-text-indent="false"/>
      <style:text-properties fo:color="#424242" loext:opacity="100%" style:font-name="Courier New" fo:background-color="transparent" style:font-name-asian="Courier New2" style:font-name-complex="Courier New2"/>
    </style:style>
    <style:style style:name="P4" style:family="paragraph" style:parent-style-name="Standard">
      <style:text-properties fo:color="#424242" loext:opacity="100%" style:font-name="Courier New" officeooo:paragraph-rsid="000c6f84" fo:background-color="transparent" style:font-name-asian="Courier New2" style:font-name-complex="Courier New2"/>
    </style:style>
    <style:style style:name="P5" style:family="paragraph" style:parent-style-name="Standard">
      <style:text-properties fo:color="#424242" loext:opacity="100%" style:font-name="Courier New" officeooo:paragraph-rsid="000dd67d" fo:background-color="transparent" style:font-name-asian="Courier New2" style:font-name-complex="Courier New2"/>
    </style:style>
    <style:style style:name="P6" style:family="paragraph" style:parent-style-name="Standard">
      <style:text-properties fo:color="#424242" loext:opacity="100%" style:font-name="Courier New" officeooo:rsid="0011c13a" officeooo:paragraph-rsid="0011c13a" fo:background-color="transparent" style:font-name-asian="Courier New2" style:font-name-complex="Courier New2"/>
    </style:style>
    <style:style style:name="P7" style:family="paragraph" style:parent-style-name="Standard">
      <style:text-properties fo:color="#424242" loext:opacity="100%" style:font-name="Courier New" fo:font-weight="bold" fo:background-color="transparent" style:font-name-asian="Courier New2" style:font-weight-asian="bold" style:font-name-complex="Courier New2"/>
    </style:style>
    <style:style style:name="P8" style:family="paragraph" style:parent-style-name="Standard">
      <style:text-properties style:font-name="Courier New" officeooo:paragraph-rsid="000a8b25"/>
    </style:style>
    <style:style style:name="P9" style:family="paragraph" style:parent-style-name="Standard">
      <style:text-properties style:font-name="Courier New"/>
    </style:style>
    <style:style style:name="P10" style:family="paragraph" style:parent-style-name="Standard">
      <style:text-properties style:font-name="Courier New" fo:background-color="transparent"/>
    </style:style>
    <style:style style:name="P11" style:family="paragraph" style:parent-style-name="Standard">
      <style:text-properties style:font-name="Courier New" officeooo:paragraph-rsid="000dd67d" fo:background-color="transparent"/>
    </style:style>
    <style:style style:name="P12" style:family="paragraph" style:parent-style-name="Standard" style:master-page-name="Standard">
      <style:paragraph-properties style:page-number="1"/>
      <style:text-properties fo:color="#424242" loext:opacity="100%" style:font-name="Courier New" fo:background-color="transparent" style:font-name-asian="Courier New2" style:font-name-complex="Courier New2"/>
    </style:style>
    <style:style style:name="P13" style:family="paragraph" style:parent-style-name="Standard" style:list-style-name="WWNum3">
      <style:paragraph-properties fo:margin-left="1.27cm" fo:margin-right="0cm" fo:text-indent="-0.635cm" style:auto-text-indent="false"/>
      <style:text-properties fo:color="#424242" loext:opacity="100%" style:font-name="Courier New" fo:background-color="transparent" style:font-name-asian="Courier New2" style:font-name-complex="Courier New2"/>
    </style:style>
    <style:style style:name="P14" style:family="paragraph" style:parent-style-name="Standard" style:list-style-name="WWNum1" style:master-page-name="">
      <loext:graphic-properties draw:fill="none"/>
      <style:paragraph-properties fo:margin-left="1.27cm" fo:margin-right="0cm" fo:line-height="115%" fo:text-indent="-0.64cm" style:auto-text-indent="false" style:page-number="auto" fo:background-color="transparent"/>
      <style:text-properties fo:color="#424242" loext:opacity="100%" style:font-name="Courier New" fo:background-color="transparent" style:font-name-asian="Courier New2" style:font-name-complex="Courier New2"/>
    </style:style>
    <style:style style:name="P15" style:family="paragraph" style:parent-style-name="Standard" style:list-style-name="WWNum1">
      <loext:graphic-properties draw:fill="none"/>
      <style:paragraph-properties fo:margin-left="1.27cm" fo:margin-right="0cm" fo:line-height="115%" fo:text-indent="-0.64cm" style:auto-text-indent="false" fo:background-color="transparent"/>
      <style:text-properties fo:color="#424242" loext:opacity="100%" style:font-name="Courier New" fo:background-color="transparent" style:font-name-asian="Courier New2" style:font-name-complex="Courier New2"/>
    </style:style>
    <style:style style:name="P16" style:family="paragraph" style:parent-style-name="Standard" style:list-style-name="WWNum2">
      <style:paragraph-properties fo:margin-left="1.27cm" fo:margin-right="0cm" fo:text-indent="-0.635cm" style:auto-text-indent="false"/>
      <style:text-properties fo:color="#424242" loext:opacity="100%" style:font-name="Courier New" fo:background-color="transparent" style:font-name-asian="Courier New2" style:font-name-complex="Courier New2"/>
    </style:style>
    <style:style style:name="P17" style:family="paragraph" style:parent-style-name="Standard" style:list-style-name="WWNum2">
      <style:paragraph-properties fo:margin-left="1.27cm" fo:margin-right="0cm" fo:text-indent="-0.635cm" style:auto-text-indent="false"/>
      <style:text-properties fo:color="#424242" loext:opacity="100%" style:font-name="Courier New" fo:font-weight="bold" fo:background-color="transparent" style:font-name-asian="Courier New2" style:font-weight-asian="bold" style:font-name-complex="Courier New2"/>
    </style:style>
    <style:style style:name="P18" style:family="paragraph" style:parent-style-name="Standard" style:list-style-name="WWNum1">
      <loext:graphic-properties draw:fill="none"/>
      <style:paragraph-properties fo:margin-left="1.27cm" fo:margin-right="0cm" fo:line-height="115%" fo:text-indent="-0.64cm" style:auto-text-indent="false" fo:background-color="transparent"/>
      <style:text-properties officeooo:paragraph-rsid="000a8b25"/>
    </style:style>
    <style:style style:name="P19" style:family="paragraph" style:parent-style-name="Standard" style:list-style-name="WWNum2">
      <style:paragraph-properties fo:margin-left="1.27cm" fo:margin-right="0cm" fo:text-indent="-0.635cm" style:auto-text-indent="false"/>
      <style:text-properties style:font-name="Courier New" fo:background-color="transparent"/>
    </style:style>
    <style:style style:name="T1" style:family="text">
      <style:text-properties fo:color="#424242" loext:opacity="100%" style:font-name-asian="Courier New2" style:font-name-complex="Courier New2"/>
    </style:style>
    <style:style style:name="T2" style:family="text">
      <style:text-properties fo:color="#424242" loext:opacity="100%" officeooo:rsid="000c6f84" style:font-name-asian="Courier New2" style:font-name-complex="Courier New2"/>
    </style:style>
    <style:style style:name="T3" style:family="text">
      <style:text-properties fo:color="#424242" loext:opacity="100%" officeooo:rsid="000dd67d" style:font-name-asian="Courier New2" style:font-name-complex="Courier New2"/>
    </style:style>
    <style:style style:name="T4" style:family="text">
      <style:text-properties fo:color="#424242" loext:opacity="100%" officeooo:rsid="000faafa" style:font-name-asian="Courier New2" style:font-name-complex="Courier New2"/>
    </style:style>
    <style:style style:name="T5" style:family="text">
      <style:text-properties fo:color="#424242" loext:opacity="100%" fo:font-weight="bold" style:font-name-asian="Courier New2" style:font-weight-asian="bold" style:font-name-complex="Courier New2"/>
    </style:style>
    <style:style style:name="T6" style:family="text">
      <style:text-properties fo:color="#424242" loext:opacity="100%" fo:font-weight="bold" officeooo:rsid="000dd67d" style:font-name-asian="Courier New2" style:font-weight-asian="bold" style:font-name-complex="Courier New2" style:font-weight-complex="bold"/>
    </style:style>
    <style:style style:name="T7" style:family="text">
      <style:text-properties fo:color="#424242" loext:opacity="100%" fo:font-weight="bold" officeooo:rsid="0011c13a" style:font-name-asian="Courier New2" style:font-weight-asian="bold" style:font-name-complex="Courier New2"/>
    </style:style>
    <style:style style:name="T8" style:family="text">
      <style:text-properties fo:color="#424242" loext:opacity="100%" style:text-underline-style="solid" style:text-underline-width="auto" style:text-underline-color="font-color" fo:font-weight="bold" style:font-name-asian="Courier New2" style:font-weight-asian="bold" style:font-name-complex="Courier New2"/>
    </style:style>
    <style:style style:name="T9" style:family="text">
      <style:text-properties fo:color="#424242" loext:opacity="100%" style:font-name="Courier New" fo:background-color="transparent" loext:char-shading-value="0" style:font-name-asian="Courier New2" style:font-name-complex="Courier New2"/>
    </style:style>
    <style:style style:name="T10" style:family="text">
      <style:text-properties fo:color="#1155cc" loext:opacity="100%" style:font-name="Courier New" style:text-underline-style="solid" style:text-underline-width="auto" style:text-underline-color="font-color" fo:background-color="transparent" loext:char-shading-value="0" style:font-name-asian="Courier New2" style:font-name-complex="Courier New2"/>
    </style:style>
    <style:style style:name="T11" style:family="text">
      <style:text-properties officeooo:rsid="000a8b25"/>
    </style:style>
    <style:style style:name="T12" style:family="text">
      <style:text-properties officeooo:rsid="000c6f84"/>
    </style:style>
    <style:style style:name="T13" style:family="text">
      <style:text-properties officeooo:rsid="000c7425"/>
    </style:style>
    <style:style style:name="T14" style:family="text">
      <style:text-properties style:text-underline-style="none"/>
    </style:style>
    <style:style style:name="T15" style:family="text">
      <style:text-properties officeooo:rsid="0011c1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ll'attenzione del</text:p>
      <text:p text:style-name="P2">Dirigente Scolastico</text:p>
      <text:p text:style-name="P2">del<text:span text:style-name="T11">l’Istituto</text:span> <text:span text:style-name="T11">_________________________________________________</text:span></text:p>
      <text:p text:style-name="P2">in qualità di soggetto titolare del trattamento ai sensi dell'art. 4 par. 1 n. 7 - GDPR.</text:p>
      <text:p text:style-name="P2"/>
      <text:p text:style-name="P2"/>
      <text:p text:style-name="P2">Il sottoscritto <text:span text:style-name="T11">__________________________</text:span>, nato a <text:span text:style-name="T11">__________________</text:span> il <text:span text:style-name="T11">_________________</text:span> (codice fiscale: <text:span text:style-name="T11">_____________________________</text:span>), </text:p>
      <text:list text:style-name="WWNum3">
        <text:list-item>
          <text:p text:style-name="P13">in qualità di genitore di uno studente frequentante e iscritto alla classe <text:span text:style-name="T11">______________ </text:span>dell’istituto scolastico in indirizzo,</text:p>
        </text:list-item>
        <text:list-item>
          <text:p text:style-name="P13">sulla base delle informazioni diffuse e grazie alle attività e al fattivo sostegno degli attivisti del progetto Monitora PA (https://monitora-pa.it), </text:p>
        </text:list-item>
        <text:list-item>
          <text:p text:style-name="P13">eleggendo ai fini del presente atto domicilio fisico in <text:span text:style-name="T11">_________________________</text:span> a <text:span text:style-name="T11">________ </text:span>presso la propria residenza, e domicilio digitale presso la casella PEC <text:span text:style-name="T11">_____________________</text:span></text:p>
        </text:list-item>
      </text:list>
      <text:p text:style-name="P2"/>
      <text:p text:style-name="P8">1. Ho rilevato che il <text:span text:style-name="T11">V</text:span>ostro <text:span text:style-name="T11">I</text:span>stituto <text:span text:style-name="T11">S</text:span>colastico :</text:p>
      <text:list text:style-name="WWNum1">
        <text:list-item>
          <text:p text:style-name="P14">utilizza per docenti e studenti per la posta elettronica ordinaria (PEO) i servizi forniti da Google, </text:p>
        </text:list-item>
        <text:list-item>
          <text:p text:style-name="P15">utilizza per la didattica digitale integrata la piattaforma di e-learning Google ClassRoom, </text:p>
        </text:list-item>
        <text:list-item>
          <text:p text:style-name="P15">utilizza per la consegna di compiti per casa assegnati, le app fornite alle scuole gratuitamente da Google Workspace (come Google Documenti, Google fogli, Google Drive, ecc.),</text:p>
        </text:list-item>
        <text:list-item>
          <text:p text:style-name="P15">utilizza in via esclusiva per le votazioni dei genitori rappresentanti di classe, per le iscrizioni agli anni successivi e per altre attività amministrative, la app Google Moduli messa a disposizione gratuitamente Google Workspace, così fornendo a Google informazioni particolarmente sensibili sul comportamento dei genitori,</text:p>
        </text:list-item>
        <text:list-item>
          <text:p text:style-name="P15">utilizza in via esclusiva per i ricevimenti dei genitori che vogliano confrontarsi con i docenti dei propri figli la app Google Meet messa a disposizione gratuitamente da Google Workspace,</text:p>
        </text:list-item>
        <text:list-item>
          <text:p text:style-name="P18"><text:span text:style-name="T9">utilizza almeno in un caso per le verifiche, con successiva valutazione poi assegnata anche sul registro ufficiale, la piattaforma di e-learning </text:span><text:a xlink:type="simple" xlink:href="https://www.socrative.com/" text:style-name="ListLabel_20_28" text:visited-style-name="ListLabel_20_28"><text:span text:style-name="T10">https://www.socrative.com/</text:span></text:a><text:span text:style-name="T9"> senza che a mia conoscenza siano prese misure tecniche adeguate al non riconoscimento degli studenti, trasferendo così dati personali, tra i quali la prestazione scolastica ottenuta negli argomenti soggetti a verifica, a un soggetto privato non ricompreso nell’informativa sulla privacy del vostro istituto.</text:span></text:p>
        </text:list-item>
      </text:list>
      <text:p text:style-name="P3"/>
      <text:p text:style-name="P2"/>
      <text:p text:style-name="P9"><text:span text:style-name="T1">2. L'adozione dei servizi sopra elencati forniti da Google e da altri operatori utilizzati dalla scuola per le proprie attività istituzionali, determina </text:span><text:span text:style-name="T5">trasferimenti sistematici di dati personali degli utenti (studenti anche minorenni, genitori, docenti), non </text:span><text:soft-page-break/><text:span text:style-name="T5">attualmente conformi, </text:span><text:span text:style-name="T8">in assenza di efficaci misure tecniche supplementari</text:span><text:span text:style-name="T5">, alle disposizioni del GDPR in ordine al trasferimento transfrontaliero di dati personali</text:span><text:span text:style-name="T1">, fra cui, a titolo esemplificativo ma non esaustivo:</text:span></text:p>
      <text:p text:style-name="P2"/>
      <text:list text:style-name="WWNum2">
        <text:list-item>
          <text:p text:style-name="P16">indirizzo IP</text:p>
        </text:list-item>
        <text:list-item>
          <text:p text:style-name="P16">indirizzo email</text:p>
        </text:list-item>
        <text:list-item>
          <text:p text:style-name="P16">Mail User Agent</text:p>
        </text:list-item>
        <text:list-item>
          <text:p text:style-name="P16">sistema operativo</text:p>
        </text:list-item>
        <text:list-item>
          <text:p text:style-name="P16">relazioni interpersonali</text:p>
        </text:list-item>
        <text:list-item>
          <text:p text:style-name="P16">dati personali descrittivi deducibili dall'incrocio dei dati precedenti, dall'oggetto e dai contenuti dei messaggi trasmessi</text:p>
        </text:list-item>
        <text:list-item>
          <text:p text:style-name="P17">andamento scolastico di studenti minorenni,</text:p>
        </text:list-item>
        <text:list-item>
          <text:p text:style-name="P19"><text:span text:style-name="T5">situazioni personali anche a carattere sanitario,</text:span><text:span text:style-name="T1"> </text:span></text:p>
        </text:list-item>
        <text:list-item>
          <text:p text:style-name="P16">ecc,</text:p>
        </text:list-item>
      </text:list>
      <text:p text:style-name="P2"/>
      <text:p text:style-name="P2">3. Le informazioni inviate durante tali trasferimenti, che coinvolgono ovviamente anche persone che decidano di corrispondere con un Vostro indirizzo di PEO, sono più che sufficienti ad identificare mittenti e destinatari, tracciarne le comunicazioni e ad arricchirne i profili cognitivo-comportamentali in possesso di Google.</text:p>
      <text:p text:style-name="P2"/>
      <text:p text:style-name="P2">Inoltre è importante sottolineare come tali trasferimenti possano includere anche categorie particolari di dati personali, quali quelle oggetto di divieto all'art. 9 comma 1 del GDPR. Si pensi, ad esempio, ai dati relativi alla salute comunicati dagli studenti con diagnosi di DSA al personale docente in preparazione <text:span text:style-name="T13">di</text:span> verifiche <text:span text:style-name="T13">o ai dati relativi alla religione professata dallo studente deducibile dalla partecipazione alle attività facoltative relative all’insegnamento della Religione Cattolica</text:span>.</text:p>
      <text:p text:style-name="P2"/>
      <text:p text:style-name="P10"><text:span text:style-name="T1">4. Come ben noto anche a seguito della </text:span><text:span text:style-name="T5">sentenza Schrems II</text:span><text:span text:style-name="T1"> della Corte di Giustizia dell'Unione Europea, l'uso dei servizi sopra elencati non è attualmente conforme, in assenza di misure tecniche supplementari efficaci che non ci risultano indicate sul vostro sito, alle disposizioni del GDPR in ordine al trasferimento transfrontaliero dei dati personali verso gli Stati Uniti o altri Paesi la cui legislazione non fornisca ai cittadini europei una protezione equivalente a quella garantita nella UE.</text:span></text:p>
      <text:p text:style-name="P2"/>
      <text:p text:style-name="P10"><text:span text:style-name="T1">5. </text:span><text:span text:style-name="T5">Anche l'EDPB, con le Raccomandazioni 01/2020</text:span><text:span text:style-name="T1">, ha precisato che si possono trasferire dati personali in tali Paesi utilizzando altre basi legali (come le clausole contrattuali tipo di protezione dei dati) </text:span><text:span text:style-name="T8">ma solo adottando efficaci misure tecniche supplementari</text:span><text:span text:style-name="T1"> (per esempio la cifratura dei dati personali con chiavi indisponibili ai riceventi) di modo che non sia possibile utilizzare i dati personali in violazione dei diritti fondamentali dei cittadini europei al di fuori dell’UE.</text:span></text:p>
      <text:p text:style-name="P2"/>
      <text:p text:style-name="P2">6. Il Garante per la protezione dei dati personali della Danimarca, in un caso riguardante l'uso dei Chromebook e di Google Workspace nelle <text:soft-page-break/>scuole del comune di Helsingør, ha emesso in data 14 luglio 2022 un provvedimento nel quale ha evidenziato gravi violazioni e ha vietato il trasferimento dei dati a paesi terzi e l'uso di Google Workspace [^1].</text:p>
      <text:p text:style-name="P2"><text:s/></text:p>
      <text:p text:style-name="P2">7. Durante l'esame tecnico organizzativo sulla piattaforma Microsoft Office 365, compreso Microsoft Teams, nella configurazione del progetto pilota del Ministero dell'Istruzione del Baden - Württemberg, il locale Garante per la protezione dei dati personali ha riscontrato alcune gravi carenze e numerose criticità nell'uso a fini didattici di tali piattaforme [^2].</text:p>
      <text:p text:style-name="P2"/>
      <text:p text:style-name="P2">8. La Conferenza sulla protezione dei dati (Datenschutzkonferenz, DSK), l'organismo delle autorità tedesche indipendenti di controllo della protezione dei dati a livello federale e statale, il 7/12/2022 ha pubblicato la Relazione finale del gruppo di lavoro DSK "Servizi online di Microsoft” nella quale si leggono le seguenti Conclusioni: “L'utilizzo di Microsoft 365 [...] richiede istruzioni obbligatorie da parte del responsabile del trattamento sul trasferimento dei dati personali a paesi terzi, in particolare gli Stati Uniti e tutti gli altri paesi in cui Microsoft o i suoi subprocessori sono attivi. In ogni caso, il trasferimento di dati verso gli Stati Uniti non può essere impedito nemmeno tecnicamente. In particolare, la legge statunitense sulla sicurezza nazionale sotto forma di FISA 702 può mettere in discussione l'adempimento degli obblighi previsti dalle clausole contrattuali standard. Pertanto, sarebbe necessario adottare misure di protezione supplementari per rendere impossibile o inefficace qualsiasi accesso da parte delle autorità statunitensi e anche da parte di Microsoft e dei suoi dipendenti, al fine di impedire a Microsoft di soddisfare le richieste di consegna ai sensi del FISA 702. Tuttavia, l'uso dei servizi Microsoft 365 come servizi cloud classici richiede a Microsoft di accedere a dati in chiaro in molti casi d'uso[...]. Le misure fornite da Microsoft sono insufficienti [...]” [^3].</text:p>
      <text:p text:style-name="P7"/>
      <text:p text:style-name="P11"><text:span text:style-name="T1">9. Nel documento "2022 Azione esecutiva coordinata - Utilizzo di servizi basati su cloud da parte del settore pubblico" adottato come raccomandazione </text:span><text:span text:style-name="T5">il 17 gennaio 2023</text:span><text:span text:style-name="T1">, l'EDPB ribadisce che: "[...] l'utilizzo da parte di un </text:span><text:span text:style-name="T5">ente pubblico</text:span><text:span text:style-name="T1"> del software fornito dal fornitore di servizi cloud può comportare trasferimenti verso molte destinazioni che non garantiscono un livello di protezione sostanzialmente equivalente a quello dell'UE, compresi gli Stati Uniti d'America (USA). In questi casi, l'ente pubblico - che agisce in qualità di titolare del trattamento - </text:span><text:span text:style-name="T5">deve </text:span><text:span text:style-name="T1">valutare attentamente i trasferimenti che possono essere effettuati per suo conto dal fornitore di servizi cloud, ad esempio identificando le categorie di dati personali trasferiti, le finalità, i soggetti a cui i dati possono essere trasferiti e il paese terzo coinvolto. La valutazione dei trasferimenti internazionali di dati personali in atto dovrebbe essere effettuata prima di impegnarsi con il fornitore di servizi cloud. Gli enti pubblici devono fornire istruzioni all'incaricato del trattamento per individuare e utilizzare uno strumento di trasferimento adeguato e, </text:span><text:soft-page-break/><text:span text:style-name="T1">se necessario, </text:span><text:span text:style-name="T5">per individuare e attuare misure supplementari appropriate</text:span><text:span text:style-name="T1"> che garantiscano che le garanzie contenute nello strumento di trasferimento prescelto possano essere rispettate dall'importatore, in modo da assicurare che il livello di protezione offerto dal GDPR non sia compromesso quando i dati sono trasferiti a un paese terzo.[…]<text:line-break/></text:span><text:span text:style-name="T3">Emerge dalle analisi effettuate dalle autorità che </text:span><text:span text:style-name="T6">il semplice uso di un Cloud Service Provider che sia parte di un gruppo multinazionale</text:span><text:span text:style-name="T3"> soggetto a normative di un Paese terzo può risultare nell’applicazione delle normative in questione anche </text:span><text:span text:style-name="T6">ai dati conservati nello spazio economico europeo</text:span><text:span text:style-name="T3">.<text:line-break/>Eventuali richieste in tal caso verrebbero direttamente inviate al CSP nel territorio europeo e riguarderebbero dati presenti nel territorio europeo ma non oggetto di trasferimenti già autorizzati. [...]</text:span></text:p>
      <text:p text:style-name="P11"><text:span text:style-name="T3">L’analisi di tutti gli elementi in questione potrebbe portare a </text:span><text:span text:style-name="T6">differenti situazioni e differenti violazioni</text:span><text:span text:style-name="T3"> [...] da parte della pubblica amministrazione stessa se [...] viene ingaggiato un fornitore che non può fornire una protezione adeguata come richiesto dall’articolo 28 comma 1 del GDPR.</text:span><text:span text:style-name="T1">" [^4]</text:span></text:p>
      <text:p text:style-name="P2"/>
      <text:p text:style-name="P2">10. Human Rights Watch ha pubblicato nel 2022 un rapporto sulle violazioni della privacy di studenti, genitori ed insegnanti da parte delle piattaforme educative adottate durante la pandemia. [^5] </text:p>
      <text:p text:style-name="P2"/>
      <text:p text:style-name="P2">11. Infine L'Autorità Garante per la Protezione dei dati Personali italiana con Provvedimento del 9 giugno 2022 [docweb n. 9782890] , pubblicato il 23 giugno 2022, ha richiamato "<text:span text:style-name="T14">all’attenzione di tutti i gestori italiani di siti web, pubblici e privati, l’illiceità dei trasferimenti effettuati verso gli Stati Uniti attraverso GA</text:span>" e invitato "<text:span text:style-name="T14">tutti i titolari del trattamento a verificare la conformità delle modalità di utilizzo di cookie e altri strumenti di tracciamento utilizzati sui propri siti web, con particolare attenzione a Google Analytics e ad altri servizi analoghi, con la normativa in materia di protezione dei dati personali</text:span>".</text:p>
      <text:p text:style-name="P2"/>
      <text:p text:style-name="P2">12. Il servizio di posta elettronica Google Mail e tutti gli altri servizi già citati che determinino analoghi trasferimenti, come Google Drive, tutte le app di Google Workspace for Education come ad esempio Google ClassRoom, la piattaforma Socrative utilizzata anche per lo svolgimento di verifiche, ed eventuali altre piattaforme utilizzate, per la loro modalità di funzionamento, costituiscono di fatto strumenti di tracciamento e profilazione degli utenti, contrari ai principi e soprattutto alle norme del GDPR, tracciamento per il quale il sottoscritto non ha mai fornito consenso né per sé né per proprio figlio.</text:p>
      <text:p text:style-name="P2"/>
      <text:p text:style-name="P10"><text:span text:style-name="T1">13. Ritengo quindi che i trasferimenti di dati personali sopra indicati non siano conformi al disposto normativo vigente - in ragione del trasferimento transfrontaliero di dati personali e in assenza di una condizione legittimante ai sensi degli artt. 44 e ss. GDPR - e che quindi espongano a rischi ingiustificati tutti gli utenti dei servizi </text:span><text:soft-page-break/><text:span text:style-name="T1">ed i loro corrispondenti, cioè in particolare </text:span><text:span text:style-name="T5">noi genitori e mio figlio minorenne affidato alla vostra scuola.</text:span></text:p>
      <text:p text:style-name="P2"/>
      <text:p text:style-name="P7">14. Pertanto invito il vostro istituto scolastico in indirizzo a voler provvedere alla rimozione dei servizi sopra indicati, entro il termine di 60 giorni dalla ricezione della presente, ad esempio sostituendoli se necessario con servizi analoghi che non violino il GDPR in quanto sotto il completo controllo fisico e amministrativo di società italiane o europee, anche utilizzando i fondi a disposizione da parte del PNRR - Piano Scuola 4.0. </text:p>
      <text:p text:style-name="P2"/>
      <text:p text:style-name="P2">15. In alternativa e negli stessi termini, invito il vostro istituto scolastico ad adottare misure tecniche supplementari efficaci a protezione dei dati personali degli interessati coinvolti nel funzionamento del Vostro sistema di PEO - inclusi quelli del sottoscritto, coinvolto quale corrispondente di un Vostro indirizzo di PEO - tali che nessun dato (o insieme di dati), raggiungendo i server in questione, possa permettere di identificare con probabilità non trascurabile, tracciare le comunicazioni e ad arricchirne i profili cognitivo-comportamentali di un qualsiasi cittadino italiano o europeo.</text:p>
      <text:p text:style-name="P2"/>
      <text:p text:style-name="P6">16. Inoltre, ai sensi degli articoli 15 comma 3 e 20 comma 1 del GDPR, <text:s/>chiedo di ricevere entro gli stessi termini una copia completa di tutti i dati relativi a mio figlio raccolti dalle società in questione durante il periodo di adozione degli strumenti contestati, in un formato portabile adatto a ciascuna tipologia di dato, su supporto DVD, Blu-Ray o hard disk SSD.</text:p>
      <text:p text:style-name="P2"/>
      <text:p text:style-name="P10"><text:span text:style-name="T5">1</text:span><text:span text:style-name="T7">7</text:span><text:span text:style-name="T5">. In difetto di ottemperanza da parte Vostra, nel termine sopra indicato, agli obblighi di legge in materia di trattamento dei dati personali, mi vedrò costretto a presentare </text:span><text:span text:style-name="T8">reclamo</text:span><text:span text:style-name="T5"> presso l'Autorità</text:span></text:p>
      <text:p text:style-name="P7">Garante per la Protezione dei Dati Personali, ai sensi e per gli</text:p>
      <text:p text:style-name="P7">effetti dell'art. 77 del Regolamento (Ue) 2016/679 e degli artt. 141</text:p>
      <text:p text:style-name="P7">e seguenti del Codice in materia di protezione dei dati personali</text:p>
      <text:p text:style-name="P7">(DECRETO LEGISLATIVO 30 giugno 2003, n.196 e successive modifiche e</text:p>
      <text:p text:style-name="P7">integrazioni) per una valutazione della Vostra condotta anche ai fini dell'emanazione di eventuali provvedimenti di cui all'art. 58 del GDPR.</text:p>
      <text:p text:style-name="P7"/>
      <text:p text:style-name="P5">1<text:span text:style-name="T15">8</text:span>. <text:span text:style-name="T15">Infine c</text:span>hiedo che la presente comunicazione non abbia l’effetto di modificare la didattica solamente per mio figlio da parte dei docenti della classe di mio figlio che hanno scelto di utilizzare questi strumenti messi loro a disposizione dal vostro istituto scolastico, questo per non metterlo in una situazione di concreta discriminazione. La mia preoccupazione per l’utilizzo delle Google Apps o della piattaforma Socrative da parte della scuola, già espressa in colloqui privati con alcuni docenti, non deve provocare alcun disagio scolastico a mio figlio e alcun trattamento differenziato.</text:p>
      <text:p text:style-name="P11"><text:span text:style-name="T3">Per questa ragione</text:span><text:span text:style-name="T1"> </text:span><text:span text:style-name="T5">diffido</text:span><text:span text:style-name="T1"> il personale docente operante nella classe di mio figlio dal discriminare mio figlio rispetto ai compagni di classe, </text:span><text:span text:style-name="T2">evitando </text:span><text:span text:style-name="T1">che attività, verifiche </text:span><text:span text:style-name="T2">o esercitazioni</text:span><text:span text:style-name="T1"> a casa </text:span><text:span text:style-name="T3">che </text:span><text:soft-page-break/><text:span text:style-name="T3">richiedano </text:span><text:span text:style-name="T1">l’utilizzo </text:span><text:span text:style-name="T2">degli strumenti in questione </text:span><text:span text:style-name="T1">per </text:span><text:span text:style-name="T2">gli altri studenti</text:span><text:span text:style-name="T1">, </text:span><text:span text:style-name="T3">ma </text:span><text:span text:style-name="T4">prevedano</text:span><text:span text:style-name="T2"> per mio figlio </text:span><text:span text:style-name="T1">una modalità differente. <text:line-break/></text:span><text:span text:style-name="T2">Tale soluzione, oltre a discriminare mio figlio per aver osato esigere il rispetto dei propri diritti, </text:span><text:span text:style-name="T3">produrrebbe un inevitabile disagio ed un isolamento dai compagni senza risolvere </text:span><text:span text:style-name="T2">comunque la </text:span><text:span text:style-name="T1">violazione del GDPR </text:span><text:span text:style-name="T2">che riguarda </text:span><text:span text:style-name="T3">i dati</text:span><text:span text:style-name="T1"> di tutt</text:span><text:span text:style-name="T2">e le persone coinvolte </text:span><text:span text:style-name="T1">(genitori, studenti e docenti).</text:span></text:p>
      <text:p text:style-name="P2"/>
      <text:p text:style-name="P2">Rimanendo a disposizione per ulteriori chiarimenti, colgo l’occasione di porgere distinti saluti.</text:p>
      <text:p text:style-name="P2"/>
      <text:p text:style-name="P2"/>
      <text:p text:style-name="P2"/>
      <text:p text:style-name="P2">In fede</text:p>
      <text:p text:style-name="P2"/>
      <text:p text:style-name="P2"/>
      <text:p text:style-name="P2"><text:span text:style-name="T12">________________</text:span> , <text:span text:style-name="T12">___/___/________</text:span></text:p>
      <text:p text:style-name="P2"/>
      <text:p text:style-name="P4"><text:line-break/><text:span text:style-name="T12">Firma<text:line-break/><text:line-break/></text:span></text:p>
      <text:p text:style-name="P4"/>
      <text:p text:style-name="P4"><text:line-break/><text:span text:style-name="T12">____________________________________</text:span></text:p>
      <text:p text:style-name="P2"/>
      <text:p text:style-name="P2"/>
      <text:p text:style-name="P2"/>
      <text:p text:style-name="P2"/>
      <text:p text:style-name="P2">[^1]:<text:a xlink:type="simple" xlink:href="https://www.datatilsynet.dk/afgoerelser/afgoerelser/2022/jul/datatilsynet-nedlaegger-behandlingsforbud-i-chromebook-sag-" text:style-name="Internet_20_link" text:visited-style-name="Visited_20_Internet_20_Link">https://www.datatilsynet.dk/afgoerelser/afgoerelser/2022/jul/datatilsynet-nedlaegger-behandlingsforbud-i-chromebook-sag-</text:a> </text:p>
      <text:p text:style-name="P2">[^2]:<text:a xlink:type="simple" xlink:href="https://www.baden-wuerttemberg.datenschutz.de/ms-365-schulen-hinweise-weiteres-vorgehen/" text:style-name="Internet_20_link" text:visited-style-name="Visited_20_Internet_20_Link">https://www.baden-wuerttemberg.datenschutz.de/ms-365-schulen-hinweise-weiteres-vorgehen/</text:a> </text:p>
      <text:p text:style-name="P2">[^3]:<text:a xlink:type="simple" xlink:href="https://datenschutzkonferenz-online.de/media/dskb/2022_24_11_festlegung_MS365_abschlussbericht.pdf" text:style-name="Internet_20_link" text:visited-style-name="Visited_20_Internet_20_Link">https://datenschutzkonferenz-online.de/media/dskb/2022_24_11_festlegung_MS365_abschlussbericht.pdf</text:a> </text:p>
      <text:p text:style-name="P2">[^4]:<text:a xlink:type="simple" xlink:href="https://edpb.europa.eu/system/files/2023-01/edpb_20230118_cef_cloud-basedservices_publicsector_en.pdf" text:style-name="Internet_20_link" text:visited-style-name="Visited_20_Internet_20_Link">https://edpb.europa.eu/system/files/2023-01/edpb_20230118_cef_cloud-basedservices_publicsector_en.pdf</text:a> </text:p>
      <text:p text:style-name="P2">[^5]:<text:a xlink:type="simple" xlink:href="https://www.hrw.org/report/2022/05/25/how-dare-they-peep-my-private-life/childrens-rights-violations-governments" text:style-name="Internet_20_link" text:visited-style-name="Visited_20_Internet_20_Link">https://www.hrw.org/report/2022/05/25/how-dare-they-peep-my-private-life/childrens-rights-violations-governments</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ListLabel_20_1" style:display-name="ListLabel 1" style:family="text">
      <style:text-properties style:font-name="Courier New1" fo:font-family="'Courier New'"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urier New1" fo:font-family="'Courier New'" style:font-family-generic="roman" style:font-pitch="variable"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New1" fo:font-family="'Courier New'"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loext:opacity="100%" style:font-name="Courier New1" fo:font-family="'Courier New'" style:font-family-generic="roman" style:font-pitch="variable" style:text-underline-style="solid" style:text-underline-width="auto" style:text-underline-color="font-color" fo:background-color="#fafafa"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2cm" fo:margin-bottom="1.27cm" fo:margin-left="2.2cm" fo:margin-right="2.2cm" style:writing-mode="lr-tb" style:layout-grid-color="#c0c0c0" style:layout-grid-lines="253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3cm" fo:margin-left="0cm" fo:margin-right="0cm" fo:margin-top="0.83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date>2023-02-28T01:03:43.154000000</dc:date>
    <meta:editing-duration>PT2H12M7S</meta:editing-duration>
    <meta:editing-cycles>10</meta:editing-cycles>
    <meta:document-statistic meta:table-count="0" meta:image-count="0" meta:object-count="0" meta:page-count="6" meta:paragraph-count="61" meta:word-count="2140" meta:character-count="15153" meta:non-whitespace-character-count="13072"/>
  </office:meta>
</office:document-meta>
</file>